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.08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37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Tarea </text:p>
          </table:table-cell>
          <table:table-cell table:style-name="ce1" office:value-type="string" calcext:value-type="string">
            <text:p>Inicio</text:p>
          </table:table-cell>
          <table:table-cell table:style-name="ce1" office:value-type="string" calcext:value-type="string">
            <text:p>Término</text:p>
          </table:table-cell>
        </table:table-row>
        <table:table-row table:style-name="ro1">
          <table:table-cell table:style-name="ce2" office:value-type="string" calcext:value-type="string">
            <text:p>Alicia Valdez 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Actualización del directorio de grupo de expertos por comite técnico </text:p>
          </table:table-cell>
          <table:table-cell table:number-columns-repeated="2" office:value-type="date" office:date-value="2014-10-17" calcext:value-type="date">
            <text:p>17/10/14</text:p>
          </table:table-cell>
        </table:table-row>
        <table:table-row table:style-name="ro1">
          <table:table-cell office:value-type="string" calcext:value-type="string">
            <text:p><text:s text:c="3"/>Enviar invitación </text:p>
          </table:table-cell>
          <table:table-cell office:value-type="date" office:date-value="2014-10-20" calcext:value-type="date">
            <text:p>20/10/14</text:p>
          </table:table-cell>
          <table:table-cell office:value-type="date" office:date-value="2014-10-23" calcext:value-type="date">
            <text:p>23/10/14</text:p>
          </table:table-cell>
        </table:table-row>
        <table:table-row table:style-name="ro1">
          <table:table-cell office:value-type="string" calcext:value-type="string">
            <text:p><text:s text:c="3"/>Ejercicio del Centro Histórico (Capacitación para mesa 2) </text:p>
          </table:table-cell>
          <table:table-cell table:number-columns-repeated="2"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3"/>Recopilación de datos concretos para los pronósticos </text:p>
          </table:table-cell>
          <table:table-cell office:value-type="date" office:date-value="2014-10-20" calcext:value-type="date">
            <text:p>20/10/14</text:p>
          </table:table-cell>
          <table:table-cell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6"/>Datos Desarrollo Ecónomico </text:p>
          </table:table-cell>
          <table:table-cell office:value-type="date" office:date-value="2014-10-20" calcext:value-type="date">
            <text:p>20/10/14</text:p>
          </table:table-cell>
          <table:table-cell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3"/>Hablar para confirmar invitados </text:p>
          </table:table-cell>
          <table:table-cell office:value-type="date" office:date-value="2014-10-21" calcext:value-type="date">
            <text:p>21/10/14</text:p>
          </table:table-cell>
          <table:table-cell office:value-type="date" office:date-value="2014-10-27" calcext:value-type="date">
            <text:p>27/10/14</text:p>
          </table:table-cell>
        </table:table-row>
        <table:table-row table:style-name="ro1">
          <table:table-cell office:value-type="string" calcext:value-type="string">
            <text:p><text:s text:c="3"/>Taller de preparación </text:p>
          </table:table-cell>
          <table:table-cell table:number-columns-repeated="2" office:value-type="date" office:date-value="2014-10-29" calcext:value-type="date">
            <text:p>29/10/14</text:p>
          </table:table-cell>
        </table:table-row>
        <table:table-row table:style-name="ro1">
          <table:table-cell office:value-type="string" calcext:value-type="string">
            <text:p><text:s text:c="3"/>Mesa 2: Desarrollo de misión y objetivos </text:p>
          </table:table-cell>
          <table:table-cell table:number-columns-repeated="2" office:value-type="date" office:date-value="2014-10-30" calcext:value-type="date">
            <text:p>30/10/14</text:p>
          </table:table-cell>
        </table:table-row>
        <table:table-row table:style-name="ro1">
          <table:table-cell table:style-name="ce2" office:value-type="string" calcext:value-type="string">
            <text:p>Alfredo Viesca Domínguez 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Actualización del directorio de grupo de expertos por comite técnico </text:p>
          </table:table-cell>
          <table:table-cell table:number-columns-repeated="2" office:value-type="date" office:date-value="2014-10-17" calcext:value-type="date">
            <text:p>17/10/14</text:p>
          </table:table-cell>
        </table:table-row>
        <table:table-row table:style-name="ro1">
          <table:table-cell office:value-type="string" calcext:value-type="string">
            <text:p><text:s text:c="3"/>Enviar invitación </text:p>
          </table:table-cell>
          <table:table-cell office:value-type="date" office:date-value="2014-10-20" calcext:value-type="date">
            <text:p>20/10/14</text:p>
          </table:table-cell>
          <table:table-cell office:value-type="date" office:date-value="2014-10-23" calcext:value-type="date">
            <text:p>23/10/14</text:p>
          </table:table-cell>
        </table:table-row>
        <table:table-row table:style-name="ro1">
          <table:table-cell office:value-type="string" calcext:value-type="string">
            <text:p><text:s text:c="3"/>Ejercicio del Centro Histórico (Capacitación para mesa 2) </text:p>
          </table:table-cell>
          <table:table-cell table:number-columns-repeated="2"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3"/>Recopilación de datos concretos para los pronósticos </text:p>
          </table:table-cell>
          <table:table-cell office:value-type="date" office:date-value="2014-10-20" calcext:value-type="date">
            <text:p>20/10/14</text:p>
          </table:table-cell>
          <table:table-cell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3"/>Hablar para confirmar invitados </text:p>
          </table:table-cell>
          <table:table-cell office:value-type="date" office:date-value="2014-10-21" calcext:value-type="date">
            <text:p>21/10/14</text:p>
          </table:table-cell>
          <table:table-cell office:value-type="date" office:date-value="2014-10-27" calcext:value-type="date">
            <text:p>27/10/14</text:p>
          </table:table-cell>
        </table:table-row>
        <table:table-row table:style-name="ro1">
          <table:table-cell office:value-type="string" calcext:value-type="string">
            <text:p><text:s text:c="3"/>Taller de preparación </text:p>
          </table:table-cell>
          <table:table-cell table:number-columns-repeated="2" office:value-type="date" office:date-value="2014-10-29" calcext:value-type="date">
            <text:p>29/10/14</text:p>
          </table:table-cell>
        </table:table-row>
        <table:table-row table:style-name="ro1">
          <table:table-cell office:value-type="string" calcext:value-type="string">
            <text:p><text:s text:c="3"/>Mesa 2: Desarrollo de misión y objetivos </text:p>
          </table:table-cell>
          <table:table-cell table:number-columns-repeated="2" office:value-type="date" office:date-value="2014-10-30" calcext:value-type="date">
            <text:p>30/10/14</text:p>
          </table:table-cell>
        </table:table-row>
        <table:table-row table:style-name="ro1">
          <table:table-cell table:style-name="ce2" office:value-type="string" calcext:value-type="string">
            <text:p>Ana Isabel Villarreal Segura 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Cecilio Pedro Secunza Schott 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Actualización del directorio de grupo de expertos por comite técnico </text:p>
          </table:table-cell>
          <table:table-cell table:number-columns-repeated="2" office:value-type="date" office:date-value="2014-10-17" calcext:value-type="date">
            <text:p>17/10/14</text:p>
          </table:table-cell>
        </table:table-row>
        <table:table-row table:style-name="ro1">
          <table:table-cell office:value-type="string" calcext:value-type="string">
            <text:p><text:s text:c="3"/>Enviar invitación </text:p>
          </table:table-cell>
          <table:table-cell office:value-type="date" office:date-value="2014-10-20" calcext:value-type="date">
            <text:p>20/10/14</text:p>
          </table:table-cell>
          <table:table-cell office:value-type="date" office:date-value="2014-10-23" calcext:value-type="date">
            <text:p>23/10/14</text:p>
          </table:table-cell>
        </table:table-row>
        <table:table-row table:style-name="ro1">
          <table:table-cell office:value-type="string" calcext:value-type="string">
            <text:p><text:s text:c="3"/>Ejercicio del Centro Histórico (Capacitación para mesa 2) </text:p>
          </table:table-cell>
          <table:table-cell table:number-columns-repeated="2"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3"/>Hablar para confirmar invitados </text:p>
          </table:table-cell>
          <table:table-cell office:value-type="date" office:date-value="2014-10-21" calcext:value-type="date">
            <text:p>21/10/14</text:p>
          </table:table-cell>
          <table:table-cell office:value-type="date" office:date-value="2014-10-27" calcext:value-type="date">
            <text:p>27/10/14</text:p>
          </table:table-cell>
        </table:table-row>
        <table:table-row table:style-name="ro1">
          <table:table-cell office:value-type="string" calcext:value-type="string">
            <text:p><text:s text:c="3"/>Taller de preparación </text:p>
          </table:table-cell>
          <table:table-cell table:number-columns-repeated="2" office:value-type="date" office:date-value="2014-10-29" calcext:value-type="date">
            <text:p>29/10/14</text:p>
          </table:table-cell>
        </table:table-row>
        <table:table-row table:style-name="ro1">
          <table:table-cell table:style-name="ce2" office:value-type="string" calcext:value-type="string">
            <text:p>Daniela Patricia Corral Hernández 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Actualización del directorio de grupo de expertos por comite técnico </text:p>
          </table:table-cell>
          <table:table-cell table:number-columns-repeated="2" office:value-type="date" office:date-value="2014-10-17" calcext:value-type="date">
            <text:p>17/10/14</text:p>
          </table:table-cell>
        </table:table-row>
        <table:table-row table:style-name="ro1">
          <table:table-cell office:value-type="string" calcext:value-type="string">
            <text:p><text:s text:c="3"/>Enviar invitación </text:p>
          </table:table-cell>
          <table:table-cell office:value-type="date" office:date-value="2014-10-20" calcext:value-type="date">
            <text:p>20/10/14</text:p>
          </table:table-cell>
          <table:table-cell office:value-type="date" office:date-value="2014-10-23" calcext:value-type="date">
            <text:p>23/10/14</text:p>
          </table:table-cell>
        </table:table-row>
        <table:table-row table:style-name="ro1">
          <table:table-cell office:value-type="string" calcext:value-type="string">
            <text:p><text:s text:c="3"/>Ejercicio del Centro Histórico (Capacitación para mesa 2) </text:p>
          </table:table-cell>
          <table:table-cell table:number-columns-repeated="2"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3"/>Recopilación de datos concretos para los pronósticos </text:p>
          </table:table-cell>
          <table:table-cell office:value-type="date" office:date-value="2014-10-20" calcext:value-type="date">
            <text:p>20/10/14</text:p>
          </table:table-cell>
          <table:table-cell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6"/>Datos Entorno Urbano </text:p>
          </table:table-cell>
          <table:table-cell office:value-type="date" office:date-value="2014-10-20" calcext:value-type="date">
            <text:p>20/10/14</text:p>
          </table:table-cell>
          <table:table-cell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3"/>Hablar para confirmar invitados </text:p>
          </table:table-cell>
          <table:table-cell office:value-type="date" office:date-value="2014-10-21" calcext:value-type="date">
            <text:p>21/10/14</text:p>
          </table:table-cell>
          <table:table-cell office:value-type="date" office:date-value="2014-10-27" calcext:value-type="date">
            <text:p>27/10/14</text:p>
          </table:table-cell>
        </table:table-row>
        <table:table-row table:style-name="ro1">
          <table:table-cell office:value-type="string" calcext:value-type="string">
            <text:p><text:s text:c="3"/>Taller de preparación </text:p>
          </table:table-cell>
          <table:table-cell table:number-columns-repeated="2" office:value-type="date" office:date-value="2014-10-29" calcext:value-type="date">
            <text:p>29/10/14</text:p>
          </table:table-cell>
        </table:table-row>
        <table:table-row table:style-name="ro1">
          <table:table-cell office:value-type="string" calcext:value-type="string">
            <text:p><text:s text:c="3"/>Mesa 2: Desarrollo de misión y objetivos </text:p>
          </table:table-cell>
          <table:table-cell table:number-columns-repeated="2" office:value-type="date" office:date-value="2014-10-30" calcext:value-type="date">
            <text:p>30/10/14</text:p>
          </table:table-cell>
        </table:table-row>
        <table:table-row table:style-name="ro1">
          <table:table-cell table:style-name="ce2" office:value-type="string" calcext:value-type="string">
            <text:p>Eduardo Holguin 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Mesa 2: Desarrollo de misión y objetivos </text:p>
          </table:table-cell>
          <table:table-cell table:number-columns-repeated="2" office:value-type="date" office:date-value="2014-10-30" calcext:value-type="date">
            <text:p>30/10/14</text:p>
          </table:table-cell>
        </table:table-row>
        <table:table-row table:style-name="ro1">
          <table:table-cell table:style-name="ce2" office:value-type="string" calcext:value-type="string">
            <text:p>Guillermo Valdés 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Recopilación de formatos y minutas de los comités técnicos </text:p>
          </table:table-cell>
          <table:table-cell office:value-type="date" office:date-value="2014-10-13" calcext:value-type="date">
            <text:p>13/10/14</text:p>
          </table:table-cell>
          <table:table-cell office:value-type="date" office:date-value="2014-10-16" calcext:value-type="date">
            <text:p>16/10/14</text:p>
          </table:table-cell>
        </table:table-row>
        <table:table-row table:style-name="ro1">
          <table:table-cell office:value-type="string" calcext:value-type="string">
            <text:p><text:s text:c="3"/>Registrar contactos en base de datos </text:p>
          </table:table-cell>
          <table:table-cell office:value-type="date" office:date-value="2014-10-13" calcext:value-type="date">
            <text:p>13/10/14</text:p>
          </table:table-cell>
          <table:table-cell office:value-type="date" office:date-value="2014-10-16" calcext:value-type="date">
            <text:p>16/10/14</text:p>
          </table:table-cell>
        </table:table-row>
        <table:table-row table:style-name="ro1">
          <table:table-cell office:value-type="string" calcext:value-type="string">
            <text:p><text:s text:c="3"/>Ejercicio del Centro Histórico (Capacitación para mesa 2) </text:p>
          </table:table-cell>
          <table:table-cell table:number-columns-repeated="2"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3"/>Mesa 2: Desarrollo de misión y objetivos </text:p>
          </table:table-cell>
          <table:table-cell table:number-columns-repeated="2" office:value-type="date" office:date-value="2014-10-30" calcext:value-type="date">
            <text:p>30/10/14</text:p>
          </table:table-cell>
        </table:table-row>
        <table:table-row table:style-name="ro1">
          <table:table-cell table:style-name="ce2" office:value-type="string" calcext:value-type="string">
            <text:p>Hugo Ramírez Martínez 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Envio de agradecimiento y presentación </text:p>
          </table:table-cell>
          <table:table-cell office:value-type="date" office:date-value="2014-10-15" calcext:value-type="date">
            <text:p>15/10/14</text:p>
          </table:table-cell>
          <table:table-cell office:value-type="date" office:date-value="2014-10-17" calcext:value-type="date">
            <text:p>17/10/14</text:p>
          </table:table-cell>
        </table:table-row>
        <table:table-row table:style-name="ro1">
          <table:table-cell office:value-type="string" calcext:value-type="string">
            <text:p><text:s text:c="3"/>Ejercicio del Centro Histórico (Capacitación para mesa 2) </text:p>
          </table:table-cell>
          <table:table-cell table:number-columns-repeated="2" office:value-type="date" office:date-value="2014-10-24" calcext:value-type="date">
            <text:p>24/10/14</text:p>
          </table:table-cell>
        </table:table-row>
        <table:table-row table:style-name="ro1">
          <table:table-cell table:style-name="ce2" office:value-type="string" calcext:value-type="string">
            <text:p>María Ilse Leticia Ávila García 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Redactar y diseñar la invitación a la segunda mesa </text:p>
          </table:table-cell>
          <table:table-cell office:value-type="date" office:date-value="2014-10-15" calcext:value-type="date">
            <text:p>15/10/14</text:p>
          </table:table-cell>
          <table:table-cell office:value-type="date" office:date-value="2014-10-23" calcext:value-type="date">
            <text:p>23/10/14</text:p>
          </table:table-cell>
        </table:table-row>
        <table:table-row table:style-name="ro1">
          <table:table-cell office:value-type="string" calcext:value-type="string">
            <text:p><text:s text:c="3"/>Invitar/confirmar coordinadores </text:p>
          </table:table-cell>
          <table:table-cell office:value-type="date" office:date-value="2014-10-21" calcext:value-type="date">
            <text:p>21/10/14</text:p>
          </table:table-cell>
          <table:table-cell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3"/>Ejercicio del Centro Histórico (Capacitación para mesa 2) </text:p>
          </table:table-cell>
          <table:table-cell table:number-columns-repeated="2"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3"/>Mesa 2: Desarrollo de misión y objetivos </text:p>
          </table:table-cell>
          <table:table-cell table:number-columns-repeated="2" office:value-type="date" office:date-value="2014-10-30" calcext:value-type="date">
            <text:p>30/10/14</text:p>
          </table:table-cell>
        </table:table-row>
        <table:table-row table:style-name="ro1">
          <table:table-cell table:style-name="ce2" office:value-type="string" calcext:value-type="string">
            <text:p>Israel Sinai Charur Méndez 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Redactar y diseñar documento de Agradecimiento por participar en la Mesa 1 </text:p>
          </table:table-cell>
          <table:table-cell office:value-type="date" office:date-value="2014-10-13" calcext:value-type="date">
            <text:p>13/10/14</text:p>
          </table:table-cell>
          <table:table-cell office:value-type="date" office:date-value="2014-10-15" calcext:value-type="date">
            <text:p>15/10/14</text:p>
          </table:table-cell>
        </table:table-row>
        <table:table-row table:style-name="ro1">
          <table:table-cell office:value-type="string" calcext:value-type="string">
            <text:p><text:s text:c="3"/>Elaboración de constancias de participación </text:p>
          </table:table-cell>
          <table:table-cell office:value-type="date" office:date-value="2014-10-23" calcext:value-type="date">
            <text:p>23/10/14</text:p>
          </table:table-cell>
          <table:table-cell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3"/>Ejercicio del Centro Histórico (Capacitación para mesa 2) </text:p>
          </table:table-cell>
          <table:table-cell table:number-columns-repeated="2"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3"/>Taller de preparación </text:p>
          </table:table-cell>
          <table:table-cell table:number-columns-repeated="2" office:value-type="date" office:date-value="2014-10-29" calcext:value-type="date">
            <text:p>29/10/14</text:p>
          </table:table-cell>
        </table:table-row>
        <table:table-row table:style-name="ro1">
          <table:table-cell office:value-type="string" calcext:value-type="string">
            <text:p><text:s text:c="3"/>Mesa 2: Desarrollo de misión y objetivos </text:p>
          </table:table-cell>
          <table:table-cell table:number-columns-repeated="2" office:value-type="date" office:date-value="2014-10-30" calcext:value-type="date">
            <text:p>30/10/14</text:p>
          </table:table-cell>
        </table:table-row>
        <table:table-row table:style-name="ro1">
          <table:table-cell table:style-name="ce2" office:value-type="string" calcext:value-type="string">
            <text:p>Janeth Ramírez Facio 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Abastecimiento de Material </text:p>
          </table:table-cell>
          <table:table-cell office:value-type="date" office:date-value="2014-10-13" calcext:value-type="date">
            <text:p>13/10/14</text:p>
          </table:table-cell>
          <table:table-cell office:value-type="date" office:date-value="2014-10-20" calcext:value-type="date">
            <text:p>20/10/14</text:p>
          </table:table-cell>
        </table:table-row>
        <table:table-row table:style-name="ro1">
          <table:table-cell office:value-type="string" calcext:value-type="string">
            <text:p><text:s text:c="3"/>Ejercicio del Centro Histórico (Capacitación para mesa 2) </text:p>
          </table:table-cell>
          <table:table-cell table:number-columns-repeated="2"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3"/>Recopilación de datos concretos para los pronósticos </text:p>
          </table:table-cell>
          <table:table-cell office:value-type="date" office:date-value="2014-10-20" calcext:value-type="date">
            <text:p>20/10/14</text:p>
          </table:table-cell>
          <table:table-cell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6"/>Datos Buen Gobierno </text:p>
          </table:table-cell>
          <table:table-cell office:value-type="date" office:date-value="2014-10-20" calcext:value-type="date">
            <text:p>20/10/14</text:p>
          </table:table-cell>
          <table:table-cell office:value-type="date" office:date-value="2014-10-24" calcext:value-type="date">
            <text:p>24/10/14</text:p>
          </table:table-cell>
        </table:table-row>
        <table:table-row table:style-name="ro1">
          <table:table-cell table:style-name="ce2" office:value-type="string" calcext:value-type="string">
            <text:p>Jair Miramontes Chávez 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Actualización del directorio de grupo de expertos por comite técnico </text:p>
          </table:table-cell>
          <table:table-cell table:number-columns-repeated="2" office:value-type="date" office:date-value="2014-10-17" calcext:value-type="date">
            <text:p>17/10/14</text:p>
          </table:table-cell>
        </table:table-row>
        <table:table-row table:style-name="ro1">
          <table:table-cell office:value-type="string" calcext:value-type="string">
            <text:p><text:s text:c="3"/>Enviar invitación </text:p>
          </table:table-cell>
          <table:table-cell office:value-type="date" office:date-value="2014-10-20" calcext:value-type="date">
            <text:p>20/10/14</text:p>
          </table:table-cell>
          <table:table-cell office:value-type="date" office:date-value="2014-10-23" calcext:value-type="date">
            <text:p>23/10/14</text:p>
          </table:table-cell>
        </table:table-row>
        <table:table-row table:style-name="ro1">
          <table:table-cell office:value-type="string" calcext:value-type="string">
            <text:p><text:s text:c="3"/>Ejercicio del Centro Histórico (Capacitación para mesa 2) </text:p>
          </table:table-cell>
          <table:table-cell table:number-columns-repeated="2"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3"/>Recopilación de datos concretos para los pronósticos </text:p>
          </table:table-cell>
          <table:table-cell office:value-type="date" office:date-value="2014-10-20" calcext:value-type="date">
            <text:p>20/10/14</text:p>
          </table:table-cell>
          <table:table-cell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6"/>Datos Sustentabilidad y Medio Ambiente </text:p>
          </table:table-cell>
          <table:table-cell office:value-type="date" office:date-value="2014-10-20" calcext:value-type="date">
            <text:p>20/10/14</text:p>
          </table:table-cell>
          <table:table-cell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3"/>Hablar para confirmar invitados </text:p>
          </table:table-cell>
          <table:table-cell office:value-type="date" office:date-value="2014-10-21" calcext:value-type="date">
            <text:p>21/10/14</text:p>
          </table:table-cell>
          <table:table-cell office:value-type="date" office:date-value="2014-10-27" calcext:value-type="date">
            <text:p>27/10/14</text:p>
          </table:table-cell>
        </table:table-row>
        <table:table-row table:style-name="ro1">
          <table:table-cell office:value-type="string" calcext:value-type="string">
            <text:p><text:s text:c="3"/>Taller de preparación </text:p>
          </table:table-cell>
          <table:table-cell table:number-columns-repeated="2" office:value-type="date" office:date-value="2014-10-29" calcext:value-type="date">
            <text:p>29/10/14</text:p>
          </table:table-cell>
        </table:table-row>
        <table:table-row table:style-name="ro1">
          <table:table-cell office:value-type="string" calcext:value-type="string">
            <text:p><text:s text:c="3"/>Mesa 2: Desarrollo de misión y objetivos </text:p>
          </table:table-cell>
          <table:table-cell table:number-columns-repeated="2" office:value-type="date" office:date-value="2014-10-30" calcext:value-type="date">
            <text:p>30/10/14</text:p>
          </table:table-cell>
        </table:table-row>
        <table:table-row table:style-name="ro1">
          <table:table-cell table:style-name="ce2" office:value-type="string" calcext:value-type="string">
            <text:p>Irma Judith Ramírez Machain 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Ejercicio del Centro Histórico (Capacitación para mesa 2) </text:p>
          </table:table-cell>
          <table:table-cell table:number-columns-repeated="2" office:value-type="date" office:date-value="2014-10-24" calcext:value-type="date">
            <text:p>24/10/14</text:p>
          </table:table-cell>
        </table:table-row>
        <table:table-row table:style-name="ro1">
          <table:table-cell table:style-name="ce2" office:value-type="string" calcext:value-type="string">
            <text:p>Luis Alberto Campos Hinojosa 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Ejercicio del Centro Histórico (Capacitación para mesa 2) </text:p>
          </table:table-cell>
          <table:table-cell table:number-columns-repeated="2"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3"/>Recopilación de datos concretos para los pronósticos </text:p>
          </table:table-cell>
          <table:table-cell office:value-type="date" office:date-value="2014-10-20" calcext:value-type="date">
            <text:p>20/10/14</text:p>
          </table:table-cell>
          <table:table-cell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3"/>Mesa 2: Desarrollo de misión y objetivos </text:p>
          </table:table-cell>
          <table:table-cell table:number-columns-repeated="2" office:value-type="date" office:date-value="2014-10-30" calcext:value-type="date">
            <text:p>30/10/14</text:p>
          </table:table-cell>
        </table:table-row>
        <table:table-row table:style-name="ro1">
          <table:table-cell table:style-name="ce2" office:value-type="string" calcext:value-type="string">
            <text:p>Luis Gutiérrez Arizpe 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Actualización del directorio de grupo de expertos por comite técnico </text:p>
          </table:table-cell>
          <table:table-cell table:number-columns-repeated="2" office:value-type="date" office:date-value="2014-10-17" calcext:value-type="date">
            <text:p>17/10/14</text:p>
          </table:table-cell>
        </table:table-row>
        <table:table-row table:style-name="ro1">
          <table:table-cell office:value-type="string" calcext:value-type="string">
            <text:p><text:s text:c="3"/>Enviar invitación </text:p>
          </table:table-cell>
          <table:table-cell office:value-type="date" office:date-value="2014-10-20" calcext:value-type="date">
            <text:p>20/10/14</text:p>
          </table:table-cell>
          <table:table-cell office:value-type="date" office:date-value="2014-10-23" calcext:value-type="date">
            <text:p>23/10/14</text:p>
          </table:table-cell>
        </table:table-row>
        <table:table-row table:style-name="ro1">
          <table:table-cell office:value-type="string" calcext:value-type="string">
            <text:p><text:s text:c="3"/>Ejercicio del Centro Histórico (Capacitación para mesa 2) </text:p>
          </table:table-cell>
          <table:table-cell table:number-columns-repeated="2"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3"/>Recopilación de datos concretos para los pronósticos </text:p>
          </table:table-cell>
          <table:table-cell office:value-type="date" office:date-value="2014-10-20" calcext:value-type="date">
            <text:p>20/10/14</text:p>
          </table:table-cell>
          <table:table-cell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6"/>Datos Movilidad y Transporte </text:p>
          </table:table-cell>
          <table:table-cell office:value-type="date" office:date-value="2014-10-20" calcext:value-type="date">
            <text:p>20/10/14</text:p>
          </table:table-cell>
          <table:table-cell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3"/>Hablar para confirmar invitados </text:p>
          </table:table-cell>
          <table:table-cell office:value-type="date" office:date-value="2014-10-21" calcext:value-type="date">
            <text:p>21/10/14</text:p>
          </table:table-cell>
          <table:table-cell office:value-type="date" office:date-value="2014-10-27" calcext:value-type="date">
            <text:p>27/10/14</text:p>
          </table:table-cell>
        </table:table-row>
        <table:table-row table:style-name="ro1">
          <table:table-cell office:value-type="string" calcext:value-type="string">
            <text:p><text:s text:c="3"/>Taller de preparación </text:p>
          </table:table-cell>
          <table:table-cell table:number-columns-repeated="2" office:value-type="date" office:date-value="2014-10-29" calcext:value-type="date">
            <text:p>29/10/14</text:p>
          </table:table-cell>
        </table:table-row>
        <table:table-row table:style-name="ro1">
          <table:table-cell office:value-type="string" calcext:value-type="string">
            <text:p><text:s text:c="3"/>Mesa 2: Desarrollo de misión y objetivos </text:p>
          </table:table-cell>
          <table:table-cell table:number-columns-repeated="2" office:value-type="date" office:date-value="2014-10-30" calcext:value-type="date">
            <text:p>30/10/14</text:p>
          </table:table-cell>
        </table:table-row>
        <table:table-row table:style-name="ro1">
          <table:table-cell table:style-name="ce2" office:value-type="string" calcext:value-type="string">
            <text:p>María Susana Montano García 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Eviar a Rafael Pérez la información recopilada de cada comite técnico </text:p>
          </table:table-cell>
          <table:table-cell table:number-columns-repeated="2" office:value-type="date" office:date-value="2014-10-15" calcext:value-type="date">
            <text:p>15/10/14</text:p>
          </table:table-cell>
        </table:table-row>
        <table:table-row table:style-name="ro1">
          <table:table-cell office:value-type="string" calcext:value-type="string">
            <text:p><text:s text:c="3"/>Digitalizar formatos </text:p>
          </table:table-cell>
          <table:table-cell office:value-type="date" office:date-value="2014-10-13" calcext:value-type="date">
            <text:p>13/10/14</text:p>
          </table:table-cell>
          <table:table-cell office:value-type="date" office:date-value="2014-10-15" calcext:value-type="date">
            <text:p>15/10/14</text:p>
          </table:table-cell>
        </table:table-row>
        <table:table-row table:style-name="ro1">
          <table:table-cell office:value-type="string" calcext:value-type="string">
            <text:p><text:s text:c="3"/>Recopilación de formatos y minutas de los comités técnicos </text:p>
          </table:table-cell>
          <table:table-cell office:value-type="date" office:date-value="2014-10-13" calcext:value-type="date">
            <text:p>13/10/14</text:p>
          </table:table-cell>
          <table:table-cell office:value-type="date" office:date-value="2014-10-16" calcext:value-type="date">
            <text:p>16/10/14</text:p>
          </table:table-cell>
        </table:table-row>
        <table:table-row table:style-name="ro1">
          <table:table-cell office:value-type="string" calcext:value-type="string">
            <text:p><text:s text:c="3"/>Actualización de convocatoria ciudadana </text:p>
          </table:table-cell>
          <table:table-cell office:value-type="date" office:date-value="2014-10-13" calcext:value-type="date">
            <text:p>13/10/14</text:p>
          </table:table-cell>
          <table:table-cell office:value-type="date" office:date-value="2014-10-17" calcext:value-type="date">
            <text:p>17/10/14</text:p>
          </table:table-cell>
        </table:table-row>
        <table:table-row table:style-name="ro1">
          <table:table-cell office:value-type="string" calcext:value-type="string">
            <text:p><text:s text:c="3"/>Actualización del directorio de grupo de expertos por comite técnico </text:p>
          </table:table-cell>
          <table:table-cell table:number-columns-repeated="2" office:value-type="date" office:date-value="2014-10-17" calcext:value-type="date">
            <text:p>17/10/14</text:p>
          </table:table-cell>
        </table:table-row>
        <table:table-row table:style-name="ro1">
          <table:table-cell office:value-type="string" calcext:value-type="string">
            <text:p><text:s text:c="3"/>Obtener información de Centro Histórico </text:p>
          </table:table-cell>
          <table:table-cell office:value-type="date" office:date-value="2014-10-17" calcext:value-type="date">
            <text:p>17/10/14</text:p>
          </table:table-cell>
          <table:table-cell office:value-type="date" office:date-value="2014-10-23" calcext:value-type="date">
            <text:p>23/10/14</text:p>
          </table:table-cell>
        </table:table-row>
        <table:table-row table:style-name="ro1">
          <table:table-cell office:value-type="string" calcext:value-type="string">
            <text:p><text:s text:c="3"/>Recopilación de formatos, presentación e instructivo de Rafael Pérez </text:p>
          </table:table-cell>
          <table:table-cell office:value-type="date" office:date-value="2014-10-21" calcext:value-type="date">
            <text:p>21/10/14</text:p>
          </table:table-cell>
          <table:table-cell office:value-type="date" office:date-value="2014-10-23" calcext:value-type="date">
            <text:p>23/10/14</text:p>
          </table:table-cell>
        </table:table-row>
        <table:table-row table:style-name="ro1">
          <table:table-cell office:value-type="string" calcext:value-type="string">
            <text:p><text:s text:c="3"/>Enviar invitación </text:p>
          </table:table-cell>
          <table:table-cell office:value-type="date" office:date-value="2014-10-20" calcext:value-type="date">
            <text:p>20/10/14</text:p>
          </table:table-cell>
          <table:table-cell office:value-type="date" office:date-value="2014-10-23" calcext:value-type="date">
            <text:p>23/10/14</text:p>
          </table:table-cell>
        </table:table-row>
        <table:table-row table:style-name="ro1">
          <table:table-cell office:value-type="string" calcext:value-type="string">
            <text:p><text:s text:c="3"/>Ejercicio del Centro Histórico (Capacitación para mesa 2) </text:p>
          </table:table-cell>
          <table:table-cell table:number-columns-repeated="2"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3"/>Recopilación de datos concretos para los pronósticos </text:p>
          </table:table-cell>
          <table:table-cell office:value-type="date" office:date-value="2014-10-20" calcext:value-type="date">
            <text:p>20/10/14</text:p>
          </table:table-cell>
          <table:table-cell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3"/>Hacer agenda de la visita de Rafael Pérez </text:p>
          </table:table-cell>
          <table:table-cell office:value-type="date" office:date-value="2014-10-20" calcext:value-type="date">
            <text:p>20/10/14</text:p>
          </table:table-cell>
          <table:table-cell office:value-type="date" office:date-value="2014-10-27" calcext:value-type="date">
            <text:p>27/10/14</text:p>
          </table:table-cell>
        </table:table-row>
        <table:table-row table:style-name="ro1">
          <table:table-cell office:value-type="string" calcext:value-type="string">
            <text:p><text:s text:c="3"/>Hablar para confirmar invitados </text:p>
          </table:table-cell>
          <table:table-cell office:value-type="date" office:date-value="2014-10-21" calcext:value-type="date">
            <text:p>21/10/14</text:p>
          </table:table-cell>
          <table:table-cell office:value-type="date" office:date-value="2014-10-27" calcext:value-type="date">
            <text:p>27/10/14</text:p>
          </table:table-cell>
        </table:table-row>
        <table:table-row table:style-name="ro1">
          <table:table-cell office:value-type="string" calcext:value-type="string">
            <text:p><text:s text:c="3"/>Taller de preparación </text:p>
          </table:table-cell>
          <table:table-cell table:number-columns-repeated="2" office:value-type="date" office:date-value="2014-10-29" calcext:value-type="date">
            <text:p>29/10/14</text:p>
          </table:table-cell>
        </table:table-row>
        <table:table-row table:style-name="ro1">
          <table:table-cell office:value-type="string" calcext:value-type="string">
            <text:p><text:s text:c="3"/>Mesa 2: Desarrollo de misión y objetivos </text:p>
          </table:table-cell>
          <table:table-cell table:number-columns-repeated="2" office:value-type="date" office:date-value="2014-10-30" calcext:value-type="date">
            <text:p>30/10/14</text:p>
          </table:table-cell>
        </table:table-row>
        <table:table-row table:style-name="ro1">
          <table:table-cell table:style-name="ce2" office:value-type="string" calcext:value-type="string">
            <text:p>Mariana Segovia Mota 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Requisición ( Lugar, Coffe Break, Mobiliario) </text:p>
          </table:table-cell>
          <table:table-cell office:value-type="date" office:date-value="2014-10-13" calcext:value-type="date">
            <text:p>13/10/14</text:p>
          </table:table-cell>
          <table:table-cell office:value-type="date" office:date-value="2014-10-22" calcext:value-type="date">
            <text:p>22/10/14</text:p>
          </table:table-cell>
        </table:table-row>
        <table:table-row table:style-name="ro1">
          <table:table-cell office:value-type="string" calcext:value-type="string">
            <text:p><text:s text:c="3"/>Ejercicio del Centro Histórico (Capacitación para mesa 2) </text:p>
          </table:table-cell>
          <table:table-cell table:number-columns-repeated="2"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3"/>Mesa 2: Desarrollo de misión y objetivos </text:p>
          </table:table-cell>
          <table:table-cell table:number-columns-repeated="2" office:value-type="date" office:date-value="2014-10-30" calcext:value-type="date">
            <text:p>30/10/14</text:p>
          </table:table-cell>
        </table:table-row>
        <table:table-row table:style-name="ro1">
          <table:table-cell table:style-name="ce2" office:value-type="string" calcext:value-type="string">
            <text:p>Natalia Zavala 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Recopilación de formatos y minutas de los comités técnicos </text:p>
          </table:table-cell>
          <table:table-cell office:value-type="date" office:date-value="2014-10-13" calcext:value-type="date">
            <text:p>13/10/14</text:p>
          </table:table-cell>
          <table:table-cell office:value-type="date" office:date-value="2014-10-16" calcext:value-type="date">
            <text:p>16/10/14</text:p>
          </table:table-cell>
        </table:table-row>
        <table:table-row table:style-name="ro1">
          <table:table-cell office:value-type="string" calcext:value-type="string">
            <text:p><text:s text:c="3"/>Ejercicio del Centro Histórico (Capacitación para mesa 2) </text:p>
          </table:table-cell>
          <table:table-cell table:number-columns-repeated="2"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3"/>Elaboración del fomato de minutas </text:p>
          </table:table-cell>
          <table:table-cell office:value-type="date" office:date-value="2014-10-24" calcext:value-type="date">
            <text:p>24/10/14</text:p>
          </table:table-cell>
          <table:table-cell office:value-type="date" office:date-value="2014-10-28" calcext:value-type="date">
            <text:p>28/10/14</text:p>
          </table:table-cell>
        </table:table-row>
        <table:table-row table:style-name="ro1">
          <table:table-cell office:value-type="string" calcext:value-type="string">
            <text:p><text:s text:c="3"/>Actualización de sitio PEM </text:p>
          </table:table-cell>
          <table:table-cell office:value-type="date" office:date-value="2014-10-13" calcext:value-type="date">
            <text:p>13/10/14</text:p>
          </table:table-cell>
          <table:table-cell office:value-type="date" office:date-value="2014-10-29" calcext:value-type="date">
            <text:p>29/10/14</text:p>
          </table:table-cell>
        </table:table-row>
        <table:table-row table:style-name="ro1">
          <table:table-cell office:value-type="string" calcext:value-type="string">
            <text:p><text:s text:c="3"/>Taller de preparación </text:p>
          </table:table-cell>
          <table:table-cell table:number-columns-repeated="2" office:value-type="date" office:date-value="2014-10-29" calcext:value-type="date">
            <text:p>29/10/14</text:p>
          </table:table-cell>
        </table:table-row>
        <table:table-row table:style-name="ro1">
          <table:table-cell office:value-type="string" calcext:value-type="string">
            <text:p><text:s text:c="3"/>Mesa 2: Desarrollo de misión y objetivos </text:p>
          </table:table-cell>
          <table:table-cell table:number-columns-repeated="2" office:value-type="date" office:date-value="2014-10-30" calcext:value-type="date">
            <text:p>30/10/14</text:p>
          </table:table-cell>
        </table:table-row>
        <table:table-row table:style-name="ro1">
          <table:table-cell table:style-name="ce2" office:value-type="string" calcext:value-type="string">
            <text:p>Rodrigo González Morales 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Corregir Errores de Presentación de la mesa 1 </text:p>
          </table:table-cell>
          <table:table-cell office:value-type="date" office:date-value="2014-10-13" calcext:value-type="date">
            <text:p>13/10/14</text:p>
          </table:table-cell>
          <table:table-cell office:value-type="date" office:date-value="2014-10-14" calcext:value-type="date">
            <text:p>14/10/14</text:p>
          </table:table-cell>
        </table:table-row>
        <table:table-row table:style-name="ro1">
          <table:table-cell office:value-type="string" calcext:value-type="string">
            <text:p><text:s text:c="3"/>Mesa 2: Desarrollo de misión y objetivos </text:p>
          </table:table-cell>
          <table:table-cell table:number-columns-repeated="2" office:value-type="date" office:date-value="2014-10-30" calcext:value-type="date">
            <text:p>30/10/14</text:p>
          </table:table-cell>
        </table:table-row>
        <table:table-row table:style-name="ro1">
          <table:table-cell table:style-name="ce2" office:value-type="string" calcext:value-type="string">
            <text:p>Rafael Pérez 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Ejercicio del Centro Histórico (Capacitación para mesa 2) </text:p>
          </table:table-cell>
          <table:table-cell table:number-columns-repeated="2" office:value-type="date" office:date-value="2014-10-24" calcext:value-type="date">
            <text:p>24/10/14</text:p>
          </table:table-cell>
        </table:table-row>
        <table:table-row table:style-name="ro1">
          <table:table-cell table:style-name="ce2" office:value-type="string" calcext:value-type="string">
            <text:p>Teresita de Jesús Benítez Saludado 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Actualización del directorio de grupo de expertos por comite técnico </text:p>
          </table:table-cell>
          <table:table-cell table:number-columns-repeated="2" office:value-type="date" office:date-value="2014-10-17" calcext:value-type="date">
            <text:p>17/10/14</text:p>
          </table:table-cell>
        </table:table-row>
        <table:table-row table:style-name="ro1">
          <table:table-cell office:value-type="string" calcext:value-type="string">
            <text:p><text:s text:c="3"/>Enviar invitación </text:p>
          </table:table-cell>
          <table:table-cell office:value-type="date" office:date-value="2014-10-20" calcext:value-type="date">
            <text:p>20/10/14</text:p>
          </table:table-cell>
          <table:table-cell office:value-type="date" office:date-value="2014-10-23" calcext:value-type="date">
            <text:p>23/10/14</text:p>
          </table:table-cell>
        </table:table-row>
        <table:table-row table:style-name="ro1">
          <table:table-cell office:value-type="string" calcext:value-type="string">
            <text:p><text:s text:c="3"/>Ejercicio del Centro Histórico (Capacitación para mesa 2) </text:p>
          </table:table-cell>
          <table:table-cell table:number-columns-repeated="2"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3"/>Recopilación de datos concretos para los pronósticos </text:p>
          </table:table-cell>
          <table:table-cell office:value-type="date" office:date-value="2014-10-20" calcext:value-type="date">
            <text:p>20/10/14</text:p>
          </table:table-cell>
          <table:table-cell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3"/>Hablar para confirmar invitados </text:p>
          </table:table-cell>
          <table:table-cell office:value-type="date" office:date-value="2014-10-21" calcext:value-type="date">
            <text:p>21/10/14</text:p>
          </table:table-cell>
          <table:table-cell office:value-type="date" office:date-value="2014-10-27" calcext:value-type="date">
            <text:p>27/10/14</text:p>
          </table:table-cell>
        </table:table-row>
        <table:table-row table:style-name="ro1">
          <table:table-cell office:value-type="string" calcext:value-type="string">
            <text:p><text:s text:c="3"/>Taller de preparación </text:p>
          </table:table-cell>
          <table:table-cell table:number-columns-repeated="2" office:value-type="date" office:date-value="2014-10-29" calcext:value-type="date">
            <text:p>29/10/14</text:p>
          </table:table-cell>
        </table:table-row>
        <table:table-row table:style-name="ro1">
          <table:table-cell office:value-type="string" calcext:value-type="string">
            <text:p><text:s text:c="3"/>Mesa 2: Desarrollo de misión y objetivos </text:p>
          </table:table-cell>
          <table:table-cell table:number-columns-repeated="2" office:value-type="date" office:date-value="2014-10-30" calcext:value-type="date">
            <text:p>30/10/14</text:p>
          </table:table-cell>
        </table:table-row>
        <table:table-row table:style-name="ro1">
          <table:table-cell table:style-name="ce2" office:value-type="string" calcext:value-type="string">
            <text:p>Luly Aranzábal 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Obtener información de Centro Histórico </text:p>
          </table:table-cell>
          <table:table-cell office:value-type="date" office:date-value="2014-10-17" calcext:value-type="date">
            <text:p>17/10/14</text:p>
          </table:table-cell>
          <table:table-cell office:value-type="date" office:date-value="2014-10-23" calcext:value-type="date">
            <text:p>23/10/14</text:p>
          </table:table-cell>
        </table:table-row>
        <table:table-row table:style-name="ro1">
          <table:table-cell office:value-type="string" calcext:value-type="string">
            <text:p><text:s text:c="3"/>Enviar invitación </text:p>
          </table:table-cell>
          <table:table-cell office:value-type="date" office:date-value="2014-10-20" calcext:value-type="date">
            <text:p>20/10/14</text:p>
          </table:table-cell>
          <table:table-cell office:value-type="date" office:date-value="2014-10-23" calcext:value-type="date">
            <text:p>23/10/14</text:p>
          </table:table-cell>
        </table:table-row>
        <table:table-row table:style-name="ro1">
          <table:table-cell office:value-type="string" calcext:value-type="string">
            <text:p><text:s text:c="3"/>Ejercicio del Centro Histórico (Capacitación para mesa 2) </text:p>
          </table:table-cell>
          <table:table-cell table:number-columns-repeated="2"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3"/>Recopilación de datos concretos para los pronósticos </text:p>
          </table:table-cell>
          <table:table-cell office:value-type="date" office:date-value="2014-10-20" calcext:value-type="date">
            <text:p>20/10/14</text:p>
          </table:table-cell>
          <table:table-cell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6"/>Datos Desarrollo Social </text:p>
          </table:table-cell>
          <table:table-cell office:value-type="date" office:date-value="2014-10-20" calcext:value-type="date">
            <text:p>20/10/14</text:p>
          </table:table-cell>
          <table:table-cell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3"/>Hablar para confirmar invitados </text:p>
          </table:table-cell>
          <table:table-cell office:value-type="date" office:date-value="2014-10-21" calcext:value-type="date">
            <text:p>21/10/14</text:p>
          </table:table-cell>
          <table:table-cell office:value-type="date" office:date-value="2014-10-27" calcext:value-type="date">
            <text:p>27/10/14</text:p>
          </table:table-cell>
        </table:table-row>
        <table:table-row table:style-name="ro1">
          <table:table-cell office:value-type="string" calcext:value-type="string">
            <text:p><text:s text:c="3"/>Taller de preparación </text:p>
          </table:table-cell>
          <table:table-cell table:number-columns-repeated="2" office:value-type="date" office:date-value="2014-10-29" calcext:value-type="date">
            <text:p>29/10/14</text:p>
          </table:table-cell>
        </table:table-row>
        <table:table-row table:style-name="ro1">
          <table:table-cell office:value-type="string" calcext:value-type="string">
            <text:p><text:s text:c="3"/>Mesa 2: Desarrollo de misión y objetivos </text:p>
          </table:table-cell>
          <table:table-cell table:number-columns-repeated="2" office:value-type="date" office:date-value="2014-10-30" calcext:value-type="date">
            <text:p>30/10/14</text:p>
          </table:table-cell>
        </table:table-row>
        <table:table-row table:style-name="ro1">
          <table:table-cell table:style-name="ce2" office:value-type="string" calcext:value-type="string">
            <text:p>Víctor Manuel Gómez Raynoso 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Ejercicio del Centro Histórico (Capacitación para mesa 2) </text:p>
          </table:table-cell>
          <table:table-cell table:number-columns-repeated="2"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3"/>Recopilación de datos concretos para los pronósticos </text:p>
          </table:table-cell>
          <table:table-cell office:value-type="date" office:date-value="2014-10-20" calcext:value-type="date">
            <text:p>20/10/14</text:p>
          </table:table-cell>
          <table:table-cell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3"/>Mesa 2: Desarrollo de misión y objetivos </text:p>
          </table:table-cell>
          <table:table-cell table:number-columns-repeated="2" office:value-type="date" office:date-value="2014-10-30" calcext:value-type="date">
            <text:p>30/10/14</text:p>
          </table:table-cell>
        </table:table-row>
        <table:table-row table:style-name="ro1">
          <table:table-cell table:style-name="ce2" office:value-type="string" calcext:value-type="string">
            <text:p>Víctor Núñez de la Cruz </text:p>
          </table:table-cell>
          <table:table-cell table:style-name="ce2" office:value-type="string" calcext:value-type="string">
            <text:p><text:s text:c="2"/></text:p>
          </table:table-cell>
          <table:table-cell table:style-name="ce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3"/>Ejercicio del Centro Histórico (Capacitación para mesa 2) </text:p>
          </table:table-cell>
          <table:table-cell table:number-columns-repeated="2"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3"/>Recopilación de datos concretos para los pronósticos </text:p>
          </table:table-cell>
          <table:table-cell office:value-type="date" office:date-value="2014-10-20" calcext:value-type="date">
            <text:p>20/10/14</text:p>
          </table:table-cell>
          <table:table-cell office:value-type="date" office:date-value="2014-10-24" calcext:value-type="date">
            <text:p>24/10/14</text:p>
          </table:table-cell>
        </table:table-row>
        <table:table-row table:style-name="ro1">
          <table:table-cell office:value-type="string" calcext:value-type="string">
            <text:p><text:s text:c="3"/>Taller de preparación </text:p>
          </table:table-cell>
          <table:table-cell table:number-columns-repeated="2" office:value-type="date" office:date-value="2014-10-29" calcext:value-type="date">
            <text:p>29/10/14</text:p>
          </table:table-cell>
        </table:table-row>
        <table:table-row table:style-name="ro1">
          <table:table-cell office:value-type="string" calcext:value-type="string">
            <text:p><text:s text:c="3"/>Mesa 2: Desarrollo de misión y objetivos </text:p>
          </table:table-cell>
          <table:table-cell table:number-columns-repeated="2" office:value-type="date" office:date-value="2014-10-30" calcext:value-type="date">
            <text:p>30/10/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ermo Valdés Lozano</meta:initial-creator>
    <meta:creation-date>2014-10-27T13:45:39.770620521</meta:creation-date>
    <dc:date>2014-10-27T13:48:04.593702225</dc:date>
    <dc:creator>Guillermo Valdés Lozano</dc:creator>
    <meta:editing-duration>PT1M1S</meta:editing-duration>
    <meta:editing-cycles>2</meta:editing-cycles>
    <meta:generator>LibreOffice/4.2.6.3$Linux_X86_64 LibreOffice_project/420m0$Build-3</meta:generator>
    <meta:document-statistic meta:table-count="1" meta:cell-count="423" meta:object-count="0"/>
  </office:meta>
</office:document-meta>
</file>